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svg:stroke-opacity="100%" draw:fill="none" draw:textarea-horizontal-align="justify" draw:textarea-vertical-align="middle" draw:auto-grow-height="false" fo:min-height="12.45cm" fo:min-width="25.217cm"/>
    </style:style>
    <style:style style:name="gr2" style:family="graphic" style:parent-style-name="Arrow_20_Line" style:list-style-name="L1">
      <style:graphic-properties draw:textarea-vertical-align="middl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.136cm"/>
    </style:style>
    <style:style style:name="gr4" style:family="graphic" style:parent-style-name="Arrow_20_Line">
      <style:graphic-properties draw:textarea-vertical-align="middle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5" style:family="paragraph">
      <style:paragraph-properties fo:text-align="center" style:writing-mode="lr-tb"/>
      <style:text-properties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717cm" svg:height="12.7cm" svg:x="1.27cm" svg:y="3.81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1.27cm" svg:y1="3.175cm" svg:x2="26.987cm" svg:y2="3.175cm">
          <text:p text:style-name="P2"><text:span text:style-name="T1">80 yards</text:span></text:p>
        </draw:measure>
        <draw:custom-shape draw:style-name="gr3" draw:text-style-name="P3" draw:layer="layout" svg:width="1.27cm" svg:height="1.27cm" draw:transform="rotate (1.5707963267949) translate (2.54cm 10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measure draw:style-name="gr4" draw:text-style-name="P5" draw:layer="measurelines" svg:x1="4.027cm" svg:y1="9.52cm" svg:x2="4.027cm" svg:y2="10.79cm">
          <text:p text:style-name="P4"><text:span text:style-name="T2">6 ft</text:span></text:p>
        </draw:measure>
        <draw:measure draw:style-name="gr4" draw:text-style-name="P5" draw:layer="measurelines" svg:x1="2.535cm" svg:y1="12.165cm" svg:x2="3.805cm" svg:y2="12.165cm">
          <text:p text:style-name="P4"><text:span text:style-name="T2">7 ft</text:span></text:p>
        </draw:measure>
        <draw:measure draw:style-name="gr4" draw:text-style-name="P5" draw:layer="measurelines" svg:x1="1.266cm" svg:y1="9.625cm" svg:x2="2.536cm" svg:y2="9.625cm">
          <text:p text:style-name="P4"><text:span text:style-name="T2">5 yd</text:span></text:p>
        </draw:measure>
        <draw:line draw:style-name="gr5" draw:text-style-name="P1" draw:layer="layout" svg:x1="6.35cm" svg:y1="3.81cm" svg:x2="6.35cm" svg:y2="16.51cm">
          <text:p/>
        </draw:line>
        <draw:measure draw:style-name="gr4" draw:text-style-name="P7" draw:layer="measurelines" svg:x1="3.81cm" svg:y1="8.355cm" svg:x2="6.35cm" svg:y2="8.355cm">
          <text:p text:style-name="P6"><text:span text:style-name="T2"><text:measure text:kind="gap"/></text:span><text:span text:style-name="T2">10 yd</text:span></text:p>
        </draw:measure>
        <draw:custom-shape draw:style-name="gr3" draw:text-style-name="P3" draw:layer="layout" svg:width="1.27cm" svg:height="1.27cm" draw:transform="rotate (-1.5707963267949) translate (25.4cm 9.52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21.59cm" svg:y1="3.81cm" svg:x2="21.59cm" svg:y2="16.51cm">
          <text:p/>
        </draw:line>
        <draw:frame draw:style-name="gr6" draw:text-style-name="P8" draw:layer="layout" svg:width="2.758cm" svg:height="0.725cm" draw:transform="rotate (1.5707963267949) translate (5.715cm 15.24cm)">
          <draw:text-box>
            <text:p><text:span text:style-name="T3">crackoff line</text:span></text:p>
          </draw:text-box>
        </draw:frame>
        <draw:frame draw:style-name="gr7" draw:text-style-name="P9" draw:layer="layout" svg:width="1.306cm" svg:height="0.725cm" draw:transform="rotate (1.5707963267949) translate (24.04cm 10.795cm)">
          <draw:text-box>
            <text:p><text:span text:style-name="T4">goal</text:span></text:p>
          </draw:text-box>
        </draw:frame>
        <draw:frame draw:style-name="gr7" draw:text-style-name="P9" draw:layer="layout" svg:width="1.306cm" svg:height="0.725cm" draw:transform="rotate (1.5707963267949) translate (3.175cm 10.795cm)">
          <draw:text-box>
            <text:p><text:span text:style-name="T4">goal</text:span></text:p>
          </draw:text-box>
        </draw:frame>
        <draw:measure draw:style-name="gr4" draw:text-style-name="P7" draw:layer="measurelines" svg:x1="13.235cm" svg:y1="3.81cm" svg:x2="13.235cm" svg:y2="16.51cm">
          <text:p text:style-name="P6"><text:span text:style-name="T1">40 yards</text:span></text:p>
        </draw:measure>
        <draw:frame draw:style-name="gr6" draw:text-style-name="P8" draw:layer="layout" svg:width="2.758cm" svg:height="0.725cm" draw:transform="rotate (1.5707963267949) translate (20.865cm 15.24cm)">
          <draw:text-box>
            <text:p><text:span text:style-name="T3">crackoff lin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04T09:49:44.103000000</meta:creation-date>
    <dc:date>2023-06-04T18:19:17.565000000</dc:date>
    <meta:editing-duration>PT29M12S</meta:editing-duration>
    <meta:editing-cycles>4</meta:editing-cycles>
    <meta:generator>LibreOffice/7.1.7.2$Windows_X86_64 LibreOffice_project/c6a4e3954236145e2acb0b65f68614365aeee33f</meta:generator>
    <meta:document-statistic meta:object-count="15"/>
  </office:meta>
</office:document-meta>
</file>